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Blowfish</text:p>
          </table:table-cell>
          <table:table-cell table:style-name="ce1" office:value-type="string" calcext:value-type="string">
            <text:p>DES</text:p>
          </table:table-cell>
          <table:table-cell table:style-name="ce1" office:value-type="string" calcext:value-type="string">
            <text:p>TripleDES</text:p>
          </table:table-cell>
          <table:table-cell table:style-name="ce1" office:value-type="string" calcext:value-type="string">
            <text:p>cast-128</text:p>
          </table:table-cell>
          <table:table-cell table:style-name="ce1" office:value-type="string" calcext:value-type="string">
            <text:p>cast-256</text:p>
          </table:table-cell>
          <table:table-cell table:style-name="ce1" office:value-type="string" calcext:value-type="string">
            <text:p>gost</text:p>
          </table:table-cell>
          <table:table-cell table:style-name="ce1" office:value-type="string" calcext:value-type="string">
            <text:p>loki97</text:p>
          </table:table-cell>
          <table:table-cell table:style-name="ce1" office:value-type="string" calcext:value-type="string">
            <text:p>rc2</text:p>
          </table:table-cell>
          <table:table-cell table:style-name="ce1" office:value-type="string" calcext:value-type="string">
            <text:p>rj128</text:p>
          </table:table-cell>
          <table:table-cell table:style-name="ce1" office:value-type="string" calcext:value-type="string">
            <text:p>rj256</text:p>
          </table:table-cell>
          <table:table-cell table:style-name="ce1" office:value-type="string" calcext:value-type="string">
            <text:p>twofish</text:p>
          </table:table-cell>
          <table:table-cell table:style-name="ce1" office:value-type="string" calcext:value-type="string">
            <text:p>xtea</text:p>
          </table:table-cell>
          <table:table-cell/>
          <table:table-cell table:style-name="ce1" office:value-type="string" calcext:value-type="string">
            <text:p>Averages</text:p>
          </table:table-cell>
          <table:table-cell table:number-columns-repeated="2"/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Blowfish</text:p>
          </table:table-cell>
          <table:table-cell table:formula="of:=AVERAGE([.A2:.A51])" office:value-type="float" office:value="0.0001528" calcext:value-type="float">
            <text:p>0.0001528</text:p>
          </table:table-cell>
          <table:table-cell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DES</text:p>
          </table:table-cell>
          <table:table-cell table:formula="of:=AVERAGE([.B2:.B51])" office:value-type="float" office:value="0.0004836" calcext:value-type="float">
            <text:p>0.0004836</text:p>
          </table:table-cell>
          <table:table-cell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TripleDES</text:p>
          </table:table-cell>
          <table:table-cell table:formula="of:=AVERAGE([.C2:.C51])" office:value-type="float" office:value="0.0008638" calcext:value-type="float">
            <text:p>0.0008638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cast-128</text:p>
          </table:table-cell>
          <table:table-cell table:formula="of:=AVERAGE([.D2:.D51])" office:value-type="float" office:value="0.0001936" calcext:value-type="float">
            <text:p>0.0001936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cast-256</text:p>
          </table:table-cell>
          <table:table-cell table:formula="of:=AVERAGE([.E2:.E51])" office:value-type="float" office:value="0.0002004" calcext:value-type="float">
            <text:p>0.0002004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gost</text:p>
          </table:table-cell>
          <table:table-cell table:formula="of:=AVERAGE([.F2:.F51])" office:value-type="float" office:value="0.0003022" calcext:value-type="float">
            <text:p>0.0003022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loki97</text:p>
          </table:table-cell>
          <table:table-cell table:formula="of:=AVERAGE([.G2:.G51])" office:value-type="float" office:value="0.0003462" calcext:value-type="float">
            <text:p>0.0003462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rc2</text:p>
          </table:table-cell>
          <table:table-cell table:formula="of:=AVERAGE([.H2:.H51])" office:value-type="float" office:value="0.0001906" calcext:value-type="float">
            <text:p>0.0001906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rj128</text:p>
          </table:table-cell>
          <table:table-cell table:formula="of:=AVERAGE([.I2:.I51])" office:value-type="float" office:value="0.0001812" calcext:value-type="float">
            <text:p>0.0001812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rj256</text:p>
          </table:table-cell>
          <table:table-cell table:formula="of:=AVERAGE([.J2:.J51])" office:value-type="float" office:value="0.0001604" calcext:value-type="float">
            <text:p>0.0001604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twofish</text:p>
          </table:table-cell>
          <table:table-cell table:formula="of:=AVERAGE([.K2:.K51])" office:value-type="float" office:value="0.000115" calcext:value-type="float">
            <text:p>0.000115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xtea</text:p>
          </table:table-cell>
          <table:table-cell table:formula="of:=AVERAGE([.L2:.L51])" office:value-type="float" office:value="0.0002506" calcext:value-type="float">
            <text:p>0.0002506</text:p>
          </table:table-cell>
          <table:table-cell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Highest</text:p>
          </table:table-cell>
          <table:table-cell table:formula="of:=MAX([.O2:.O13])" office:value-type="float" office:value="0.0008638" calcext:value-type="float">
            <text:p>0.0008638</text:p>
          </table:table-cell>
          <table:table-cell office:value-type="string" calcext:value-type="string">
            <text:p>Triple DES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Lowest</text:p>
          </table:table-cell>
          <table:table-cell table:formula="of:=MIN([.O2:.O13])" office:value-type="float" office:value="0.000115" calcext:value-type="float">
            <text:p>0.000115</text:p>
          </table:table-cell>
          <table:table-cell office:value-type="string" calcext:value-type="string">
            <text:p>Twofish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0019" calcext:value-type="float">
            <text:p>0.000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0.00015" calcext:value-type="float">
            <text:p>0.0001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 </meta:initial-creator>
    <meta:creation-date>2015-11-29T14:41:46.223424602</meta:creation-date>
    <dc:date>2015-11-29T14:49:39.715373156</dc:date>
    <dc:creator>Raz </dc:creator>
    <meta:editing-duration>PT7M53S</meta:editing-duration>
    <meta:editing-cycles>1</meta:editing-cycles>
    <meta:document-statistic meta:table-count="1" meta:cell-count="643" meta:object-count="0"/>
    <meta:generator>LibreOffice/4.3.3.2$Linux_X86_64 LibreOffice_project/430m0$Build-2</meta:generator>
  </office:meta>
</office:document-meta>
</file>